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hopifySans" svg:font-family="ShopifySans, apple-system, BlinkMacSystemFont, 'San Francisco', 'Segoe UI', Roboto, 'Helvetica Neue', sans-serif"/>
  </office:font-face-decls>
  <office:automatic-styles>
    <style:style style:name="P1" style:family="paragraph" style:parent-style-name="Heading_20_2">
      <style:text-properties fo:font-variant="normal" fo:text-transform="none" fo:color="#202223" loext:opacity="100%" style:font-name="ShopifySans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egendary Tattoo</text:h>
      <text:p text:style-name="Standard"/>
      <text:p text:style-name="Standard"><text:a xlink:type="simple" xlink:href="https://www.figma.com/file/uRQuuvbrHATqZ1936gErCJ/Legendary-Bali-Tattoo-%2F-UX-Design?node-id=24%3A211" text:style-name="Internet_20_link" text:visited-style-name="Visited_20_Internet_20_Link">https://www.figma.com/file/uRQuuvbrHATqZ1936gErCJ/Legendary-Bali-Tattoo-%2F-UX-Design?node-id=24%3A211</text:a></text:p>
      <text:p text:style-name="Standard"/>
      <text:p text:style-name="Standard">https://partners.shopify.com/928621/stor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hopifySans" svg:font-family="ShopifySans, apple-system, BlinkMacSystemFont, 'San Francisco', 'Segoe UI'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0:51:19.703012396</meta:creation-date>
    <dc:date>2022-04-19T10:51:59.471965168</dc:date>
    <meta:editing-duration>PT40S</meta:editing-duration>
    <meta:editing-cycles>1</meta:editing-cycles>
    <meta:document-statistic meta:table-count="0" meta:image-count="0" meta:object-count="0" meta:page-count="1" meta:paragraph-count="3" meta:word-count="4" meta:character-count="160" meta:non-whitespace-character-count="159"/>
    <meta:generator>LibreOffice/7.2.6.2$Linux_X86_64 LibreOffice_project/20$Build-2</meta:generator>
  </office:meta>
</office:document-meta>
</file>